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6.3972in" fo:margin-left="-0.075in" fo:margin-top="0in" fo:margin-bottom="0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rame_20_contents">
      <style:paragraph-properties fo:margin-top="0in" fo:margin-bottom="0in" style:contextual-spacing="false" fo:text-align="center" style:justify-single-word="false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1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loext:opacity="100%" style:font-name="Calibri" fo:font-size="10pt" style:font-size-asian="10pt" style:font-name-complex="Calibri1"/>
    </style:style>
    <style:style style:name="T4" style:family="text">
      <style:text-properties fo:color="#008000" loext:opacity="100%" style:font-name="Calibri" fo:font-size="10pt" fo:language="en" fo:country="US" style:font-size-asian="10pt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Variante « Moderne »</text:span><text:span text:style-name="T1"/></text:p>
      <text:p text:style-name="P4"><text:span text:style-name="T2">Un résumé succinct</text:span><text:span text:style-name="T2"/></text:p>
      <text:p text:style-name="P5"/>
      <text:p text:style-name="Standard">Cette variante à dix joueurs se joue sur une carte d’Europe des années 90 incluant également le Moyen-Orient à l’Afrique du Nord.</text:p>
      <text:p text:style-name="Standard">La carte comportant 64 centres, la victoire est à 33 centres</text:p>
      <text:p text:style-name="Standard">Les 10 puissances commencent la partie ainsi :</text:p>
      <text:list text:style-name="WWNum2">
        <text:list-item>
          <text:p text:style-name="P2">L’Angleterre avec 4 unités : 4 flottes : Londres, Gibraltar, Edimbourg et Liverpool.</text:p>
        </text:list-item>
        <text:list-item>
          <text:p text:style-name="P2">La France avec 4 unités : 3 armées : Paris, Marseille, Lyon et 1 flotte : Bordeaux.</text:p>
        </text:list-item>
        <text:list-item>
          <text:p text:style-name="P2">L’Espagne avec 3 unités : 2 armées : <text:s/>Madrid, Séville et 1 flotte : Barcelone. </text:p>
        </text:list-item>
        <text:list-item>
          <text:p text:style-name="P2">L’Allemagne avec 4 unités : 2 armées : Munich, Francfort et 2 flottes : Berlin, Hambourg. </text:p>
        </text:list-item>
        <text:list-item>
          <text:p text:style-name="P2">L’Italie avec 4 unités : 2 armées : Milan, Rome et 2 flottes : Venise, Naples</text:p>
        </text:list-item>
        <text:list-item>
          <text:p text:style-name="P2">La Pologne avec 3 unités : 2 armées : Varsovie, Cracovie et 1 flotte : Gdansk</text:p>
        </text:list-item>
        <text:list-item>
          <text:p text:style-name="P2">L’Ukraine avec 4 unités : 3 armées : Kiev, Kharkov Odessa et 1 flotte : Sébastopol</text:p>
        </text:list-item>
        <text:list-item>
          <text:p text:style-name="P2">La Russie avec 4 unités : 2 armées : Moscou, Gorki et 2 flottes : Saint-Pétersbourg, Mourmansk</text:p>
        </text:list-item>
        <text:list-item>
          <text:p text:style-name="P2">La Turquie avec 4 unités : 2 armées : Istanbul, Adana et 2 flottes : Ankara, Izmir.</text:p>
        </text:list-item>
        <text:list-item>
          <text:p text:style-name="P2">L’Egypte avec 3 unités : 1 armée : Assouan et 2 flottes : Le Caire, Alexandrie.</text:p>
        </text:list-item>
      </text:list>
      <text:p text:style-name="Standard">La carte possède la particularité d’avoir des canaux permettant aux flottes de les emprunter pour traverser la région en question. </text:p>
      <text:p text:style-name="Standard">Il est donc possible pour une flotte d’aller :</text:p>
      <text:list text:style-name="WWNum1">
        <text:list-item>
          <text:p text:style-name="P3">De Hambourg (HAM) à Helgoland (HEL) ou Bornholm (BHM) (et réciproquement)</text:p>
        </text:list-item>
        <text:list-item>
          <text:p text:style-name="P3">De Le Caire (CAI) à Méditerranée Orientale (EME) ou Mer Rouge (MRO) (et réciproquement)</text:p>
        </text:list-item>
        <text:list-item>
          <text:p text:style-name="P3">De Volga (VOL) à Rostock (ROS) (et réciproquement)</text:p>
        </text:list-item>
      </text:list>
      <text:p text:style-name="Standard">Les régions concernées ne possèdent donc pas de côte</text:p>
      <text:p text:style-name="Standard">A l’inverse l’Iran (IRN) possède deux côtes (Nord et Sud)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Attention : <text:bookmark text:name="_GoBack"/>les constructions se font sur les centres de départ comme dans la variante standar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ieuc</meta:initial-creator>
    <meta:editing-cycles>28</meta:editing-cycles>
    <meta:creation-date>2023-08-28T19:43:00</meta:creation-date>
    <dc:date>2023-08-29T19:02:47.860930894</dc:date>
    <meta:editing-duration>PT41M25S</meta:editing-duration>
    <meta:generator>LibreOffice/7.4.7.2$Linux_X86_64 LibreOffice_project/40$Build-2</meta:generator>
    <meta:document-statistic meta:table-count="1" meta:image-count="0" meta:object-count="0" meta:page-count="1" meta:paragraph-count="23" meta:word-count="317" meta:character-count="1707" meta:non-whitespace-character-count="1421"/>
    <meta:user-defined meta:name="AppVersion">16.0000</meta:user-defined>
    <meta:user-defined meta:name="MSIP_Label_4265dfd4-2f28-40ac-a130-d2bbe8ae537d_ActionId">e2d3b5fe-568f-4a62-8b81-f0248e6d37a9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 meta:value-type="string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9T08:52:35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  <meta:template xlink:type="simple" xlink:actuate="onRequest" xlink:title="Normal.dotm" xlink:href=""/>
  </office:meta>
</office:document-meta>
</file>